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37c8" officeooo:paragraph-rsid="000937c8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paragraph-properties fo:text-align="center"/>
      <style:text-properties style:font-name="Waree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Waree" fo:font-size="10.5pt" style:font-size-asian="10.5pt" style:font-size-complex="10.5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style:font-name="Waree" fo:font-size="10.5pt" style:font-size-asian="10.5pt" style:font-size-complex="10.5pt"/>
    </style:style>
    <style:style style:name="T1" style:family="text">
      <style:text-properties style:text-position="0% 100%" style:font-name="Waree"/>
    </style:style>
    <style:style style:name="T2" style:family="text">
      <style:text-properties style:font-name="Waree"/>
    </style:style>
    <style:style style:name="T3" style:family="text">
      <style:text-properties style:font-name="Waree" fo:font-size="8pt" style:font-size-asian="8pt" style:font-size-complex="8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font-name="Waree" fo:font-size="10.5pt" style:font-size-asian="10.5pt" style:font-size-complex="10.5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none" draw:fill-color="#6699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3465a4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3465a4" draw:fill="solid" draw:fill-color="#729fc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svg:width="2.587in" svg:height="1.7504in" svg:x="0.5055in" svg:y="5.3591in"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2">Data store</text:span></text:p><text:p text:style-name="P2"><text:span text:style-name="T3">(Keeps track of the imported data)</text:span></text:p><draw:enhanced-geometry svg:viewBox="0 0 21600 21600" draw:type="rectangle" draw:enhanced-path="M 0 0 L 21600 0 21600 21600 0 21600 0 0 Z N"/></draw:custom-shape><draw:custom-shape text:anchor-type="paragraph" draw:z-index="1" draw:name="Data Store" draw:style-name="gr2" svg:width="0.6669in" svg:height="0.9587in" svg:x="1.3965in" svg:y="5.4425in"><svg:title>Data Store</svg:title><text:p/><text:p/><text:p/><text:p/><text:p/><text:p/><text:p><text:span text:style-name="T2"/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" draw:style-name="gr2" draw:text-style-name="P3" svg:width="0.7815in" svg:height="0.2815in" svg:x="3.5382in" svg:y="5.7862in"><text:p text:style-name="P2"><text:span text:style-name="T4"/></text:p><text:p text:style-name="P2"><text:span text:style-name="T4"/></text:p><text:p text:style-name="P2"><text:span text:style-name="T4"/></text:p><text:p text:style-name="P2"><text:span text:style-name="T4"><text:line-break/></text:span><text:span text:style-name="T4"/></text:p><text:p text:style-name="P2"><text:span text:style-name="T5">RMQ:</text:span></text:p><text:p text:style-name="P2"><text:span text:style-name="T5">Data queue</text:span>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3" draw:style-name="gr3" draw:text-style-name="P4" svg:width="1.8335in" svg:height="1.6358in" svg:x="4.7354in" svg:y="5.411in"><text:p text:style-name="P2"><text:span text:style-name="T2">Data service</text:span><text:span text:style-name="T2"><text:line-break/></text:span><text:span text:style-name="T3">(Imports data from external </text:span><text:span text:style-name="T3"><text:line-break/></text:span><text:span text:style-name="T3">data providers and merges </text:span><text:span text:style-name="T3"><text:line-break/></text:span><text:span text:style-name="T3">geolocations with place names)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style-name="gr4" draw:text-style-name="P4" svg:width="1.8335in" svg:height="0.6776in" svg:x="8.2457in" svg:y="6.4717in"><text:p text:style-name="P2"><text:span text:style-name="T2">Geo locations</text:span><text:span text:style-name="T2"><text:line-break/></text:span><text:span text:style-name="T3">(Google georesolver)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style-name="gr2" draw:text-style-name="P3" svg:width="0.7815in" svg:height="0.2815in" svg:x="7.0591in" svg:y="5.6193in"><text:p text:style-name="P2"><text:span text:style-name="T4"/></text:p><text:p text:style-name="P2"><text:span text:style-name="T4"/></text:p><text:p text:style-name="P2"><text:span text:style-name="T4"/></text:p><text:p text:style-name="P2"><text:span text:style-name="T4"><text:line-break/></text:span><text:span text:style-name="T4"/></text:p><text:p text:style-name="P2"><text:span text:style-name="T5">HTTP request</text:span></text:p><text:p text:style-name="P2"><text:span text:style-name="T5"/>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7" draw:style-name="gr3" draw:text-style-name="P4" svg:width="1.7303in" svg:height="0.8961in" svg:x="0.602in" svg:y="1.7756in"><text:p text:style-name="P2"><text:span text:style-name="T2">JSON </text:span><text:span text:style-name="T2"><text:line-break/></text:span><text:span text:style-name="T2">Web Service</text:span><text:span text:style-name="T2"><text:line-break/></text:span><text:span text:style-name="T3">(Apache + Django)</text:span></text:p><draw:enhanced-geometry svg:viewBox="0 0 21600 21600" draw:type="rectangle" draw:enhanced-path="M 0 0 L 21600 0 21600 21600 0 21600 0 0 Z N"/></draw:custom-shape><draw:custom-shape text:anchor-type="paragraph" draw:z-index="8" draw:style-name="gr2" draw:text-style-name="P6" svg:width="0.2606in" svg:height="0.6252in" svg:x="1.3366in" svg:y="2.8591in"><text:p text:style-name="P5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MQ-RPC:</text:span><text:span text:style-name="T5"> Search query</text:span></text:p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9" draw:style-name="gr3" draw:text-style-name="P4" svg:width="1.8335in" svg:height="0.6776in" svg:x="8.2665in" svg:y="5.3484in"><text:p text:style-name="P2"><text:span text:style-name="T2">DSB JSON feed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" draw:style-name="gr6" svg:width="0.1717in" svg:height="0.3335in" svg:x="2.2543in" svg:y="4.4528in"><text:p text:style-name="P5"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line-break/></text:span><text:span text:style-name="T5"><text:line-break/></text:span><text:span text:style-name="T5"><text:line-break/></text:span><text:span text:style-name="T5">Publish updates to </text:span><text:span text:style-name="T5"><text:line-break/></text:span><text:span text:style-name="T5">the query service</text:span></text:p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style-name="gr6" svg:width="0.2398in" svg:height="0.7189in" svg:x="0.7854in" svg:y="4.5256in"><text:p>Request initial state from DB</text:p><text:p/><text:p/><text:p/><text:p><text:line-break/>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style-name="gr3" draw:text-style-name="P4" svg:width="2.7331in" svg:height="0.5315in" svg:x="0.5055in" svg:y="3.7028in"><text:p text:style-name="P2"><text:span text:style-name="T2">Query service</text:span><text:span text:style-name="T2"><text:line-break/></text:span><text:span text:style-name="T3">(calculates search results on data)</text:span></text:p><draw:enhanced-geometry svg:viewBox="0 0 21600 21600" draw:type="rectangle" draw:enhanced-path="M 0 0 L 21600 0 21600 21600 0 21600 0 0 Z N"/></draw:custom-shape><draw:custom-shape text:anchor-type="paragraph" draw:z-index="13" draw:style-name="gr6" svg:width="1.6567in" svg:height="0.2087in" svg:x="2.6445in" svg:y="1.7862in"><text:p/><text:p/><text:p>Send search status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4" draw:style-name="gr3" draw:text-style-name="P4" svg:width="2.7331in" svg:height="0.6776in" svg:x="4.5681in" svg:y="1.3902in"><text:p text:style-name="P2"><text:span text:style-name="T2">Health service</text:span><text:span text:style-name="T2"><text:line-break/></text:span><text:span text:style-name="T3">(monitors search response times)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5" draw:style-name="gr3" draw:text-style-name="P4" svg:width="2.7331in" svg:height="0.6776in" svg:x="4.5681in" svg:y="2.3484in"><text:p text:style-name="P2"><text:span text:style-name="T2">Load balancer</text:span><text:span text:style-name="T2"><text:line-break/></text:span><text:span text:style-name="T3">(decides if additional Query service processes </text:span><text:span text:style-name="T3"><text:line-break/></text:span><text:span text:style-name="T3">should be spawned)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16" draw:style-name="gr7" draw:text-style-name="P2" svg:x1="5.8319in" svg:y1="2.0673in" svg:x2="5.8319in" svg:y2="2.3484in"><text:p/></draw:line><draw:custom-shape text:anchor-type="paragraph" draw:z-index="17" draw:style-name="gr3" draw:text-style-name="P4" svg:width="2.1252in" svg:height="0.5315in" svg:x="6.5819in" svg:y="3.7028in"><text:p text:style-name="P2"><text:span text:style-name="T2">Query service</text:span><text:span text:style-name="T2"><text:line-break/></text:span><text:span text:style-name="T3">(Additional Query service worker)</text:span></text:p><draw:enhanced-geometry svg:viewBox="0 0 21600 21600" draw:type="rectangle" draw:enhanced-path="M 0 0 L 21600 0 21600 21600 0 21600 0 0 Z N"/></draw:custom-shape><draw:line text:anchor-type="paragraph" draw:z-index="18" draw:style-name="gr7" draw:text-style-name="P2" svg:x1="7.6756in" svg:y1="3.6921in" svg:x2="6.7693in" svg:y2="3.0256in"><text:p/></draw:line><draw:line text:anchor-type="paragraph" draw:z-index="19" draw:style-name="gr7" draw:text-style-name="P2" svg:x1="4.6756in" svg:y1="3.6921in" svg:x2="5.2591in" svg:y2="3.0256in"><text:p/></draw:line><draw:custom-shape text:anchor-type="paragraph" draw:z-index="20" draw:style-name="gr3" draw:text-style-name="P4" svg:width="1.9378in" svg:height="0.5315in" svg:x="3.728in" svg:y="3.6925in"><text:p text:style-name="P2"><text:span text:style-name="T2">Query service</text:span><text:span text:style-name="T2"><text:line-break/></text:span><text:span text:style-name="T3">(Additional Query service worker)</text:span></text:p><draw:enhanced-geometry svg:viewBox="0 0 21600 21600" draw:type="rectangle" draw:enhanced-path="M 0 0 L 21600 0 21600 21600 0 21600 0 0 Z N"/></draw:custom-shape><draw:custom-shape text:anchor-type="paragraph" draw:z-index="21" draw:style-name="gr3" draw:text-style-name="P4" svg:width="1.7303in" svg:height="0.8961in" svg:x="0.6335in" svg:y="0.1299in"><text:p text:style-name="P2"><text:span text:style-name="T2">Web GUI</text:span><text:span text:style-name="T2"><text:line-break/></text:span><text:span text:style-name="T3">(Apache + Django)</text:span></text:p><draw:enhanced-geometry svg:viewBox="0 0 21600 21600" draw:type="rectangle" draw:enhanced-path="M 0 0 L 21600 0 21600 21600 0 21600 0 0 Z N"/></draw:custom-shape><draw:custom-shape text:anchor-type="paragraph" draw:z-index="22" draw:style-name="gr2" draw:text-style-name="P8" svg:width="0.2606in" svg:height="0.6252in" svg:x="0.7846in" svg:y="1.0984in"><text:p text:style-name="P7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parture time request (ajax)</text:span></text:p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6" draw:style-name="gr5" draw:text-style-name="P3" svg:width="0.8858in" svg:height="0.2815in" svg:x="7.0902in" svg:y="6.6508in"><text:p text:style-name="P2"><text:span text:style-name="T4"/></text:p><text:p text:style-name="P2"><text:span text:style-name="T4"/></text:p><text:p text:style-name="P2"><text:span text:style-name="T4"/></text:p><text:p text:style-name="P2"><text:span text:style-name="T4"><text:line-break/></text:span><text:span text:style-name="T4"/></text:p><text:p text:style-name="P2"><text:span text:style-name="T5">HTTP request</text:span></text:p><text:p text:style-name="P2"><text:span text:style-name="T5"/>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22:16:04.173903450</meta:creation-date>
    <dc:date>2015-03-30T20:10:24.123518703</dc:date>
    <meta:editing-duration>PT38M27S</meta:editing-duration>
    <meta:editing-cycles>34</meta:editing-cycles>
    <meta:generator>LibreOffice/4.2.7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